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272115822225062469"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5972397464820213920"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307383480066372605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5203550077823770242"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7239662966440429785"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4357708454137681234"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1044018460120301890"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3519434008077532041"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859098962248434828"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056870143713073644"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7957178646855995594"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5492852728539423268"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6013674989632629100"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5455832029936762646" text:style-name="L14">
        <text:list-item>
          <text:p text:style-name="P29">single target damage effect </text:p>
        </text:list-item>
        <text:list-item>
          <text:p text:style-name="P29">aoe damage effect DONE</text:p>
        </text:list-item>
      </text:list>
      <text:p text:style-name="P8">Fix knockdown/standup on defenders DONE</text:p>
      <text:list xml:id="list2213971168591474523"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1245597426900988061"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8137810188981417249"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3034954275993960292"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1886598383498599046"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6279355177247012679"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5748184505771843468"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8816181054831602670"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7145669586769414535"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1492467593365696723"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6086056749024122197"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5546110563660961741"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7779416081901972232"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7751493885697091774"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3755782271643838147"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1347588344968671401"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6405131778561517071"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3462544955313489582"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6420384813838707424"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6927815971691679091"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4449469307111800367"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8194761444057852392"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3844955628670731846"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8565310857168409275"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5565446578983037370"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1754567341391293165"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6388921681761619008"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5599894481101451650"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7429011617608442796"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4200038459328502439"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5424365909879624106"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1910686280054690231"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2983163754530136111"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1078603494570476329"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5782533287414111021"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8815934028039274612"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7976190281260964514"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7629109282809528654"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7254409510015273963"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4685992201059570304" text:style-name="L54">
        <text:list-item>
          <text:p text:style-name="P69"><text:s/>See notes in design notes document</text:p>
        </text:list-item>
      </text:list>
      <text:p text:style-name="P4">Sprint 39: Rework Necromancer enemy (completed 28/10/19)</text:p>
      <text:list xml:id="list4475814163813119086"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4588727134981549518"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4182419684461322454" text:style-name="L57">
        <text:list-item>
          <text:p text:style-name="P72">item card looks ugly: redesign item card view DONE</text:p>
        </text:list-item>
        <text:list-item>
          <text:p text:style-name="P72">use STS card templates, or find a new card template DONE</text:p>
        </text:list-item>
      </text:list>
      <text:p text:style-name="P8"/>
      <text:list xml:id="list471661333017781669" text:style-name="L58">
        <text:list-item>
          <text:p text:style-name="P73">find better item sprites DONE</text:p>
        </text:list-item>
      </text:list>
      <text:p text:style-name="P4">Sprint 42: Remove spell info box, implement ability info panels (completed 31/10/19)</text:p>
      <text:list xml:id="list2787368066093517603" text:style-name="L59">
        <text:list-item>
          <text:p text:style-name="P74"><text:soft-page-break/>review scripts from sci fi game</text:p>
        </text:list-item>
      </text:list>
      <text:p text:style-name="P4">Sprint 43: Reward Screen updates + UI view updates (completed 31/10/19)</text:p>
      <text:list xml:id="list1538637280827060381"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4328248064594517795"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8612104473393136467"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8539875831872322617"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4337141479359173844"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2725545418587966065"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6963645644297027413"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2754788207886309992"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7852450384586774150"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2396882903854121143"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8680420330768096157"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9156813001616337284"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2137703622161563949"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81370206719497948"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8601718726630316320"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2038437568587373694"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209100453629077966"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4509242787247455723"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1703597058645624648"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338637173375292413"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752705592119629996"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1762505822075636129" text:style-name="L81">
        <text:list-item>
          <text:p text:style-name="P96">text logic also edits ability info panel text fields (just for the starting defender abilities) DONE</text:p>
        </text:list-item>
      </text:list>
      <text:p text:style-name="P8">Play Test</text:p>
      <text:list xml:id="list3846658671169929396" text:style-name="L82">
        <text:list-item>
          <text:p text:style-name="P97">Play the game and hunt/squash bugs</text:p>
        </text:list-item>
      </text:list>
      <text:p text:style-name="P8">Controls</text:p>
      <text:list xml:id="list8783915959568729597"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6295268931129550898"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607762354554634889"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1751747969918706464"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7574639001426516530"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1791757471036572923"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8797491744578504264"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8246319326650088012"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5213374635781082202"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5991487153720405946"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8350872471663402274"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6157049156742382371"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3101935905496068654"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2515712918875590858"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3567223476496051245"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1525194739556958426"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897784447827222180"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5843575168242210450"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3501068369981363880"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2508114712422634941"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1022650420603829818"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7940096774034815087"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8306952731664606907"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1180495691556306124"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5599431056126234182"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5348582536277701831"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6781474959680135306"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4789721358584383680"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1548913824984318867"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8388875354654911662"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430413091629323120"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2763326696458384562"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4066010018958747838"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7264661516089516178"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8709858980596468148"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834929881919289514"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3672339881144470635"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7396392834306630949"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2450414457526284174"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7860838290028800519"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49143984884964801"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3884547501208619607"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1219195474715987122"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849540421177624168"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384034759627659751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7590065335175660326"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8834153294327492023"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1961627254103216339"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482342366201890409"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4641805648575601897"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6706904572870728639"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3003673938482014428"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5294073913720682720"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7495313692884880768"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147564812334323667"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7114376304092679624"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8420508104166316905"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1771085652744305546"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5112564208564094044"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105746177178958217"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747693315454088231"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4543842538647877950"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2055925180702522439"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1343371313308219420"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26853898882913263"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3601451794880753552"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8195500340207014878"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5947262162898898346"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4760271867939270206"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796813908394110578"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2409309444417328298"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7636447224295629921"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4027122103282118103"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3268528223976676227"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1219922113233321332"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8531720812029511969"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3498692713885139086"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8458895038997318324"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6692638511346349512"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8191069318840508160"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7303318804657766636"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4615370145658930980"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4255146116499931812"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91460917258052057"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795155355886046177"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5995979040698800764"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1856442379606939618"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8017121056927158204"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1233518373113318831" text:style-name="L171">
        <text:list-item>
          <text:list>
            <text:list-item>
              <text:p text:style-name="P249">stat value texts in character data change colour if positive/negative</text:p>
            </text:list-item>
          </text:list>
        </text:list-item>
      </text:list>
      <text:p text:style-name="P8"/>
      <text:list xml:id="list7834791578193440062"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6255630409411191997"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352622671893825250" text:style-name="L174">
        <text:list-item>
          <text:p text:style-name="P228">Character Roster</text:p>
          <text:list>
            <text:list-item>
              <text:p text:style-name="P251">character roster button highlights better when moused over DONE</text:p>
            </text:list-item>
          </text:list>
        </text:list-item>
      </text:list>
      <text:list xml:id="list3255505975079896912"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5970258513222057957"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338833509764016252" text:style-name="L177">
        <text:list-item>
          <text:p text:style-name="P216">Player Prefs</text:p>
        </text:list-item>
      </text:list>
      <text:list xml:id="list2189151882045935448"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818168074466075300" text:style-name="L179">
        <text:list-item>
          <text:p text:style-name="P218">Save Game /Load Game system</text:p>
        </text:list-item>
      </text:list>
      <text:list xml:id="list8644610966001505442"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4457107264029990266"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5247870650501946916"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4597934666291873599"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7096017319571476564"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3396717" text:continue-list="list5970258513222057957"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4465777912061124068"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5730702042366209707"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6046637943774511778"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2535241285169717595"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380224378838545885"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8038467534730716645"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6343455229690240653"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482423220868997644" text:style-name="L192">
        <text:list-item>
          <text:p text:style-name="P235">New Parents and view lists</text:p>
        </text:list-item>
      </text:list>
      <text:p text:style-name="P6">Base Bodies</text:p>
      <text:list xml:id="list33388161"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1888314081461032760" text:style-name="L193">
        <text:list-item>
          <text:p text:style-name="P236">Undead Heads</text:p>
          <text:list>
            <text:list-item>
              <text:p text:style-name="P236">Undead Head 1, etc</text:p>
            </text:list-item>
          </text:list>
        </text:list-item>
      </text:list>
      <text:list xml:id="list4663215371352298076" text:style-name="L194">
        <text:list-item>
          <text:p text:style-name="P237">Orc Heads</text:p>
          <text:list>
            <text:list-item>
              <text:p text:style-name="P237">Orc Head 1, etc</text:p>
            </text:list-item>
          </text:list>
        </text:list-item>
      </text:list>
      <text:list xml:id="list8835027309969850643" text:style-name="L195">
        <text:list-item>
          <text:p text:style-name="P238">Repeated for</text:p>
          <text:list>
            <text:list-item>
              <text:p text:style-name="P238">Chest, Legs, Right arm, right hand, left arm, left hand</text:p>
            </text:list-item>
          </text:list>
        </text:list-item>
      </text:list>
      <text:list xml:id="list1870428762064695431"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5857052648517032737"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3458746452629331524"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7503315749912457975"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3987874636716544792"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32713405410417447" text:style-name="L201">
        <text:list-item>
          <text:p text:style-name="P243">character creation page must be able to save the settings into a characterPresetData object</text:p>
        </text:list-item>
      </text:list>
      <text:p text:style-name="P9"/>
      <text:p text:style-name="P6">Data needed for loading/saving</text:p>
      <text:list xml:id="list7925389526726705855" text:style-name="L202">
        <text:list-item>
          <text:p text:style-name="P244">UCM</text:p>
          <text:list>
            <text:list-item>
              <text:p text:style-name="P244">All body parts and clothing parts</text:p>
            </text:list-item>
          </text:list>
        </text:list-item>
      </text:list>
      <text:list xml:id="list3057838635182093473" text:style-name="L203">
        <text:list-item>
          <text:p text:style-name="P245">Race (orc, human, etc)</text:p>
          <text:list>
            <text:list-item>
              <text:p text:style-name="P245">racial abilities/passives/traits</text:p>
            </text:list-item>
          </text:list>
        </text:list-item>
      </text:list>
      <text:list xml:id="list772566542791342835" text:style-name="L204">
        <text:list-item>
          <text:p text:style-name="P246"><text:soft-page-break/>Combat related</text:p>
        </text:list-item>
      </text:list>
      <text:list xml:id="list33376703" text:continue-list="list3057838635182093473"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5833669570507943584"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3033778726485905378"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Replace weaponSetDataSO with just normal weapons, MH and OH weapon are selected individually</text:p>
          <text:list>
            <text:list-item>
              <text:p text:style-name="P258">update GUI in charMaker screen for this (means we have more dynamic item pairings, more scale-able)</text:p>
            </text:list-item>
          </text:list>
        </text:list-item>
      </text:list>
      <text:list xml:id="list6489918679560709937" text:style-name="L207">
        <text:list-item>
          <text:p text:style-name="P259"><text:soft-page-break/>Implement player can choose abilities and passives outside of presets DONE</text:p>
        </text:list-item>
        <text:list-item>
          <text:p text:style-name="P259">Implement player can choose talents outside of presets DONE</text:p>
        </text:list-item>
      </text:list>
      <text:list xml:id="list7711071549907407169" text:style-name="L208">
        <text:list-item>
          <text:p text:style-name="P260">Design + implement at least 8 origin characters</text:p>
          <text:list>
            <text:list-item>
              <text:p text:style-name="P260">carefully pick ability/passive/talent set ups</text:p>
            </text:list-item>
          </text:list>
        </text:list-item>
      </text:list>
      <text:list xml:id="list8997983782255506674" text:style-name="L209">
        <text:list-item>
          <text:p text:style-name="P261">Design + Implement at least 8 combat presets DONE</text:p>
          <text:list>
            <text:list-item>
              <text:p text:style-name="P261">implement item suit views for each preset</text:p>
            </text:list-item>
          </text:list>
        </text:list-item>
      </text:list>
      <text:list xml:id="list33389793" text:continue-list="list7711071549907407169"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list xml:id="list6354413107770401423" text:style-name="L210">
        <text:list-item>
          <text:p text:style-name="P262">Implement <text:s/>save/load char preset system DONE</text:p>
          <text:list>
            <text:list-item>
              <text:p text:style-name="P262">watch code monkey vids on json, saving to text files, etc</text:p>
            </text:list-item>
            <text:list-item>
              <text:p text:style-name="P262">create way for players to delete their custom characters</text:p>
            </text:list-item>
            <text:list-item>
              <text:p text:style-name="P262">create a way for us (the developer) to clear all player prefs quickly and easily to help testing</text:p>
            </text:list-item>
            <text:list-item>
              <text:p text:style-name="P262">make so saving a character with a name that already exists overwrites the saved character (we dont want 2 saved chars with the same name)</text:p>
              <text:list>
                <text:list-item>
                  <text:p text:style-name="P262">extra: create a pop up window for player saying something like (a char with name already exists, are you sure you want to overwrite this saved character?</text:p>
                </text:list-item>
              </text:list>
            </text:list-item>
          </text:list>
        </text:list-item>
      </text:list>
      <text:list xml:id="list5863632351381270359" text:style-name="L211">
        <text:list-item>
          <text:p text:style-name="P263">Fix all enemy models in combat (body don't appear)</text:p>
          <text:list>
            <text:list-item>
              <text:p text:style-name="P263">make sure enemy <text:s/>info panel model also works</text:p>
            </text:list-item>
            <text:list-item>
              <text:p text:style-name="P263">clean up the UCM prefab once this is fixed (delete unneeded sprites, clean up code, etc)</text:p>
            </text:list-item>
          </text:list>
        </text:list-item>
      </text:list>
      <text:list xml:id="list6285738694039459383" text:style-name="L212">
        <text:list-item>
          <text:p text:style-name="P264">Implement 'items change the appearance of character models</text:p>
          <text:list>
            <text:list-item>
              <text:p text:style-name="P264">make sure each itemdataso has view to link to</text:p>
              <text:list>
                <text:list-item>
                  <text:p text:style-name="P264">if it doesnt exist on the model yet, create it (big job)</text:p>
                </text:list-item>
              </text:list>
            </text:list-item>
          </text:list>
        </text:list-item>
      </text:list>
      <text:p text:style-name="P8"/>
      <text:p text:style-name="P8">- </text:p>
      <text:p text:style-name="P8"/>
      <text:p text:style-name="P8"/>
      <text:list xml:id="list33402855" text:continue-list="list3033778726485905378" text:style-name="L206">
        <text:list-item>
          <text:p text:style-name="P258">how to delete player made presets?</text:p>
        </text:list-item>
        <text:list-item>
          <text:p text:style-name="P258">How to fix masking issues? FIXED</text:p>
          <text:list>
            <text:list-item>
              <text:p text:style-name="P258"><text:soft-page-break/>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8097524075371100841" text:style-name="L213">
        <text:list-item>
          <text:p text:style-name="P265">need to create new sorting layer bonus values for each sprite part on UCM</text:p>
          <text:list>
            <text:list-item>
              <text:p text:style-name="P265">problem: right arm wear gets masked by head wear mask because it is on the same layer as head/face</text:p>
            </text:list-item>
          </text:list>
        </text:list-item>
      </text:list>
      <text:p text:style-name="P8"/>
      <text:p text:style-name="P8">Sprint 111 finishing criteria</text:p>
      <text:list xml:id="list7504237247138186182" text:style-name="L214">
        <text:list-item>
          <text:p text:style-name="P266">fix all enemies models so they appear correctly DONE</text:p>
        </text:list-item>
        <text:list-item>
          <text:p text:style-name="P266">create at least 8 origin characters</text:p>
        </text:list-item>
        <text:list-item>
          <text:p text:style-name="P266">create feature: player can write their characters description</text:p>
        </text:list-item>
        <text:list-item>
          <text:p text:style-name="P266">implement goblin race</text:p>
          <text:list>
            <text:list-item>
              <text:p text:style-name="P266">Implement scaling to work on models</text:p>
            </text:list-item>
          </text:list>
        </text:list-item>
      </text:list>
      <text:list xml:id="list153948922196606010" text:style-name="L215">
        <text:list-item>
          <text:p text:style-name="P267">make sure every item is linked to UCM element, and works in game to change appearance</text:p>
        </text:list-item>
        <text:list-item>
          <text:p text:style-name="P267">fix team selection screen UI to accommodate changes</text:p>
        </text:list-item>
      </text:list>
      <text:p text:style-name="P8"/>
      <text:p text:style-name="P8">bug and issues to fix</text:p>
      <text:list xml:id="list9002983213943804466" text:style-name="L216">
        <text:list-item>
          <text:p text:style-name="P268">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3T13:17:31.48</dc:date>
    <dc:creator>Black Will</dc:creator>
    <meta:editing-duration>P4DT18H3M33S</meta:editing-duration>
    <meta:editing-cycles>58</meta:editing-cycles>
    <meta:generator>OpenOffice/4.1.6$Win32 OpenOffice.org_project/416m1$Build-9790</meta:generator>
    <meta:document-statistic meta:table-count="0" meta:image-count="0" meta:object-count="0" meta:page-count="106" meta:paragraph-count="2673" meta:word-count="20147" meta:character-count="114140"/>
  </office:meta>
</office:document-meta>
</file>